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Ubuntu, Arial, sans-serif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.026cm" fo:margin-bottom="0.247cm" loext:contextual-spacing="false" style:line-height-at-least="0.529cm" fo:orphans="2" fo:widows="2" fo:padding="0cm" fo:border="none"/>
      <style:text-properties fo:font-variant="normal" fo:text-transform="none" fo:color="#303942" style:font-name="dejavu sans mono" fo:font-size="8.25pt" fo:letter-spacing="normal" fo:font-style="normal" fo:font-weight="normal"/>
    </style:style>
    <style:style style:name="P2" style:family="paragraph" style:parent-style-name="Text_20_body" style:list-style-name="L2">
      <style:paragraph-properties fo:margin-top="0.026cm" fo:margin-bottom="0.247cm" loext:contextual-spacing="false" style:line-height-at-least="0.529cm" fo:orphans="2" fo:widows="2" fo:padding="0cm" fo:border="none"/>
      <style:text-properties fo:font-variant="normal" fo:text-transform="none" fo:color="#303942" style:font-name="dejavu sans mono" fo:font-size="8.25pt" fo:letter-spacing="normal" fo:font-style="normal" fo:font-weight="normal"/>
    </style:style>
    <style:style style:name="P3" style:family="paragraph" style:parent-style-name="Text_20_body" style:list-style-name="L3">
      <style:paragraph-properties fo:margin-top="0.026cm" fo:margin-bottom="0.247cm" loext:contextual-spacing="false" style:line-height-at-least="0.529cm" fo:orphans="2" fo:widows="2" fo:padding="0cm" fo:border="none"/>
      <style:text-properties fo:font-variant="normal" fo:text-transform="none" fo:color="#303942" style:font-name="dejavu sans mono" fo:font-size="8.25pt" fo:letter-spacing="normal" fo:font-style="normal" fo:font-weight="normal"/>
    </style:style>
    <style:style style:name="P4" style:family="paragraph" style:parent-style-name="Text_20_body">
      <style:paragraph-properties fo:margin-top="0.026cm" fo:margin-bottom="0.247cm" loext:contextual-spacing="false" style:line-height-at-least="0.529cm" fo:orphans="2" fo:widows="2" fo:padding="0cm" fo:border="none"/>
      <style:text-properties fo:font-variant="normal" fo:text-transform="none" fo:color="#303942" style:font-name="dejavu sans mono" fo:font-size="16pt" fo:letter-spacing="normal" fo:font-style="normal" fo:font-weight="bold" officeooo:rsid="000252a3" officeooo:paragraph-rsid="000252a3" style:font-size-asian="16pt" style:font-weight-asian="bold" style:font-size-complex="16pt" style:font-weight-complex="bold"/>
    </style:style>
    <style:style style:name="P5" style:family="paragraph" style:parent-style-name="Text_20_body" style:list-style-name="L1">
      <style:paragraph-properties fo:margin-left="0.265cm" fo:margin-right="0cm" fo:margin-top="0.026cm" fo:margin-bottom="0.247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545454" style:font-name="Roboto" fo:font-size="9pt" fo:letter-spacing="normal" fo:font-style="normal" fo:font-weight="bold"/>
    </style:style>
    <style:style style:name="P6" style:family="paragraph" style:parent-style-name="Text_20_body" style:list-style-name="L2">
      <style:paragraph-properties fo:margin-left="0.265cm" fo:margin-right="0cm" fo:margin-top="0.026cm" fo:margin-bottom="0.247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545454" style:font-name="Roboto" fo:font-size="9pt" fo:letter-spacing="normal" fo:font-style="normal" fo:font-weight="bold"/>
    </style:style>
    <style:style style:name="P7" style:family="paragraph" style:parent-style-name="Text_20_body" style:list-style-name="L3">
      <style:paragraph-properties fo:margin-left="0.265cm" fo:margin-right="0cm" fo:margin-top="0.026cm" fo:margin-bottom="0.247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545454" style:font-name="Roboto" fo:font-size="9pt" fo:letter-spacing="normal" fo:font-style="normal" fo:font-weight="bold"/>
    </style:style>
    <style:style style:name="P8" style:family="paragraph" style:parent-style-name="Text_20_body" style:list-style-name="L1">
      <style:paragraph-properties fo:margin-left="0.265cm" fo:margin-right="0.106cm" fo:margin-top="0.026cm" fo:margin-bottom="0.247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808080" style:font-name="dejavu sans mono" fo:font-size="8.2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40834329" text:style-name="L1">
        <text:list-item>
          <text:p text:style-name="P5">Request URL: </text:p>
          <text:p text:style-name="P1">https://www.baidu.com/img/baidu_resultlogo@2.png</text:p>
        </text:list-item>
        <text:list-item>
          <text:p text:style-name="P5">Request Method: </text:p>
          <text:p text:style-name="P1">GET</text:p>
        </text:list-item>
        <text:list-item>
          <text:p text:style-name="P5">Status Code: </text:p>
          <text:p text:style-name="P8">200 OK (from memory cache)</text:p>
        </text:list-item>
        <text:list-item>
          <text:p text:style-name="P5">Remote Address: </text:p>
          <text:p text:style-name="P1">115.239.211.112:443</text:p>
        </text:list-item>
        <text:list-item>
          <text:p text:style-name="P5">Referrer Policy: </text:p>
          <text:p text:style-name="P1"><text:s text:c="8"/>unsafe-url</text:p>
        </text:list-item>
      </text:list>
      <text:p text:style-name="P4">request headers</text:p>
      <text:list xml:id="list2389411676" text:style-name="L2">
        <text:list-item>
          <text:p text:style-name="P6">Referer: </text:p>
          <text:p text:style-name="P2">https://www.baidu.com/</text:p>
        </text:list-item>
        <text:list-item>
          <text:p text:style-name="P6">User-Agent: </text:p>
          <text:p text:style-name="P2"><text:bookmark-start text:name="__DdeLink__1_3634849071"/>Mozilla/5.0 <text:bookmark-end text:name="__DdeLink__1_3634849071"/>(X11; Linux x86_64) AppleWebKit/537.36 (KHTML, like Gecko) Chrome/75.0.3770.100 Safari/537.36</text:p>
        </text:list-item>
      </text:list>
      <text:p text:style-name="P4">response <text:s text:c="2"/>headers</text:p>
      <text:list xml:id="list3725570037" text:style-name="L3">
        <text:list-item>
          <text:p text:style-name="P7">Accept-Ranges: </text:p>
          <text:p text:style-name="P3">bytes</text:p>
        </text:list-item>
        <text:list-item>
          <text:p text:style-name="P7">Cache-Control: </text:p>
          <text:p text:style-name="P3">max-age=315360000</text:p>
        </text:list-item>
        <text:list-item>
          <text:p text:style-name="P7">Content-Length: </text:p>
          <text:p text:style-name="P3">6511</text:p>
        </text:list-item>
        <text:list-item>
          <text:p text:style-name="P7">Content-Type: </text:p>
          <text:p text:style-name="P3">image/png</text:p>
        </text:list-item>
        <text:list-item>
          <text:p text:style-name="P7">Date: </text:p>
          <text:p text:style-name="P3">Fri, 28 Jun 2019 08:59:00 GMT</text:p>
        </text:list-item>
        <text:list-item>
          <text:p text:style-name="P7">Etag: </text:p>
          <text:p text:style-name="P3">"196f-5827608fb6c00"</text:p>
        </text:list-item>
        <text:list-item>
          <text:p text:style-name="P7">Expires: </text:p>
          <text:p text:style-name="P3">Mon, 25 Jun 2029 08:59:00 GMT</text:p>
        </text:list-item>
        <text:list-item>
          <text:p text:style-name="P7">Last-Modified: </text:p>
          <text:p text:style-name="P3"><text:soft-page-break/>Fri, 22 Feb 2019 06:52:32 GMT</text:p>
        </text:list-item>
        <text:list-item>
          <text:p text:style-name="P7">Server: </text:p>
          <text:p text:style-name="P3">Apach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Ubuntu, Arial, sans-serif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3:56:02.041687749</meta:creation-date>
    <dc:date>2019-10-10T16:42:22.922568194</dc:date>
    <meta:editing-duration>PT26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85" meta:character-count="654" meta:non-whitespace-character-count="593"/>
  </office:meta>
</office:document-meta>
</file>